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44pt" fo:font-weight="bold" officeooo:rsid="00131821" officeooo:paragraph-rsid="00131821" style:font-size-asian="38.5pt" style:font-weight-asian="bold" style:font-size-complex="44pt" style:font-weight-complex="bold"/>
    </style:style>
    <style:style style:name="P2" style:family="paragraph" style:parent-style-name="Standard">
      <style:paragraph-properties fo:text-align="center" style:justify-single-word="false"/>
      <style:text-properties fo:font-size="44pt" fo:font-weight="bold" officeooo:rsid="00131821" officeooo:paragraph-rsid="00131821" style:font-size-asian="38.5pt" style:font-weight-asian="bold" style:font-size-complex="44pt" style:font-weight-complex="bold"/>
    </style:style>
    <style:style style:name="P3" style:family="paragraph" style:parent-style-name="Standard">
      <style:paragraph-properties fo:text-align="center" style:justify-single-word="false"/>
      <style:text-properties fo:font-size="44pt" fo:font-weight="bold" officeooo:rsid="00131821" officeooo:paragraph-rsid="000dfa9d" style:font-size-asian="38.5pt" style:font-weight-asian="bold" style:font-size-complex="44pt" style:font-weight-complex="bold"/>
    </style:style>
    <style:style style:name="P4" style:family="paragraph" style:parent-style-name="Standard">
      <style:paragraph-properties fo:text-align="justify" style:justify-single-word="false"/>
      <style:text-properties fo:font-size="28pt" fo:font-weight="normal" officeooo:rsid="00131821" officeooo:paragraph-rsid="000bb544" style:font-size-asian="24.5pt" style:font-weight-asian="normal" style:font-size-complex="28pt" style:font-weight-complex="normal"/>
    </style:style>
    <style:style style:name="P5" style:family="paragraph" style:parent-style-name="Standard">
      <style:paragraph-properties fo:text-align="justify" style:justify-single-word="false"/>
      <style:text-properties fo:font-size="28pt" fo:font-weight="normal" officeooo:rsid="000c7491" officeooo:paragraph-rsid="000c7491" style:font-size-asian="24.5pt" style:font-weight-asian="normal" style:font-size-complex="28pt" style:font-weight-complex="normal"/>
    </style:style>
    <style:style style:name="P6" style:family="paragraph" style:parent-style-name="Standard">
      <style:paragraph-properties fo:text-align="justify" style:justify-single-word="false"/>
      <style:text-properties fo:font-size="28pt" fo:font-weight="normal" officeooo:rsid="000dfa9d" officeooo:paragraph-rsid="000dfa9d" style:font-size-asian="24.5pt" style:font-weight-asian="normal" style:font-size-complex="28pt" style:font-weight-complex="normal"/>
    </style:style>
    <style:style style:name="P7" style:family="paragraph" style:parent-style-name="Standard">
      <style:paragraph-properties fo:text-align="justify" style:justify-single-word="false"/>
      <style:text-properties fo:font-size="28pt" fo:font-weight="normal" officeooo:rsid="000fae31" officeooo:paragraph-rsid="000fae31" style:font-size-asian="24.5pt" style:font-weight-asian="normal" style:font-size-complex="28pt" style:font-weight-complex="normal"/>
    </style:style>
    <style:style style:name="P8" style:family="paragraph" style:parent-style-name="Standard">
      <style:paragraph-properties fo:text-align="justify" style:justify-single-word="false"/>
      <style:text-properties fo:font-size="28pt" fo:font-weight="normal" officeooo:rsid="001097b6" officeooo:paragraph-rsid="001097b6" style:font-size-asian="24.5pt" style:font-weight-asian="normal" style:font-size-complex="28pt" style:font-weight-complex="normal"/>
    </style:style>
    <style:style style:name="P9" style:family="paragraph" style:parent-style-name="Standard">
      <style:paragraph-properties fo:text-align="justify" style:justify-single-word="false"/>
      <style:text-properties fo:font-size="28pt" fo:font-weight="bold" officeooo:rsid="000c7491" officeooo:paragraph-rsid="000c7491" style:font-size-asian="24.5pt" style:font-weight-asian="bold" style:font-size-complex="28pt" style:font-weight-complex="bold"/>
    </style:style>
    <style:style style:name="P10" style:family="paragraph" style:parent-style-name="Standard">
      <style:paragraph-properties fo:text-align="justify" style:justify-single-word="false"/>
      <style:text-properties fo:font-size="28pt" fo:font-weight="bold" officeooo:rsid="000dfa9d" officeooo:paragraph-rsid="000dfa9d" style:font-size-asian="24.5pt" style:font-weight-asian="bold" style:font-size-complex="28pt" style:font-weight-complex="bold"/>
    </style:style>
    <style:style style:name="P11" style:family="paragraph" style:parent-style-name="Standard">
      <style:paragraph-properties fo:text-align="justify" style:justify-single-word="false"/>
      <style:text-properties fo:font-size="28pt" fo:font-weight="bold" officeooo:rsid="000fae31" officeooo:paragraph-rsid="000fae31" style:font-size-asian="24.5pt" style:font-weight-asian="bold" style:font-size-complex="28pt" style:font-weight-complex="bold"/>
    </style:style>
    <style:style style:name="P12" style:family="paragraph" style:parent-style-name="Standard">
      <style:paragraph-properties fo:text-align="justify" style:justify-single-word="false"/>
      <style:text-properties fo:font-size="28pt" fo:font-weight="bold" officeooo:rsid="001097b6" officeooo:paragraph-rsid="001097b6" style:font-size-asian="24.5pt" style:font-weight-asian="bold" style:font-size-complex="28pt" style:font-weight-complex="bold"/>
    </style:style>
    <style:style style:name="P13" style:family="paragraph" style:parent-style-name="Standard">
      <style:paragraph-properties fo:text-align="justify" style:justify-single-word="false"/>
      <style:text-properties fo:font-size="28pt" fo:font-weight="bold" officeooo:rsid="001234f3" officeooo:paragraph-rsid="001234f3" style:font-size-asian="24.5pt" style:font-weight-asian="bold" style:font-size-complex="28pt" style:font-weight-complex="bold"/>
    </style:style>
    <style:style style:name="T1" style:family="text">
      <style:text-properties officeooo:rsid="000bb544"/>
    </style:style>
    <style:style style:name="T2" style:family="text">
      <style:text-properties officeooo:rsid="000c7491"/>
    </style:style>
    <style:style style:name="T3" style:family="text">
      <style:text-properties fo:font-weight="bold" style:font-weight-asian="bold" style:font-weight-complex="bold"/>
    </style:style>
    <style:style style:name="T4" style:family="text">
      <style:text-properties fo:font-weight="bold" officeooo:rsid="000bb544" style:font-weight-asian="bold" style:font-weight-complex="bold"/>
    </style:style>
    <style:style style:name="T5" style:family="text">
      <style:text-properties officeooo:rsid="00114a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FIREWALL <text:span text:style-name="T2">(ufw)</text:span></text:p>
      <text:p text:style-name="P1"/>
      <text:p text:style-name="P4">t<text:span text:style-name="T1">here are several software based firewall in linux operating system they are ufw that is used in the ubuntu based os and the firewalld that is used in the centos based system.it actually based on two things the ip filter and the </text:span><text:span text:style-name="T4">iptables</text:span><text:span text:style-name="T1"> .ip tables is a packet filtering mechanism and ip tables is a firewall however the iptabes is hard to understand and difficult to implement thats why we use this firewall but you can use the iptables if you want</text:span></text:p>
      <text:p text:style-name="P4"/>
      <text:p text:style-name="P5">ufw stands for uncomplicated firewall.</text:p>
      <text:p text:style-name="P5">To get the status for what the ufw doing <text:s/>or is it enable or disable </text:p>
      <text:p text:style-name="P5"/>
      <text:p text:style-name="P9">=&gt;ufw status</text:p>
      <text:p text:style-name="P5"><text:soft-page-break/></text:p>
      <text:p text:style-name="P5">to enable it</text:p>
      <text:p text:style-name="P5"/>
      <text:p text:style-name="P9">=&gt; ufw enable</text:p>
      <text:p text:style-name="P9"/>
      <text:p text:style-name="P5">to see the default firewall rule the command is</text:p>
      <text:p text:style-name="P5"/>
      <text:p text:style-name="P9">=&gt;ufw status verbose</text:p>
      <text:p text:style-name="P9"/>
      <text:p text:style-name="P5">to see the iptables rules that is created by the ufw the command is</text:p>
      <text:p text:style-name="P5"/>
      <text:p text:style-name="P9">=&gt; ufw show raw</text:p>
      <text:p text:style-name="P9"/>
      <text:p text:style-name="P5">to open a port in the ufw</text:p>
      <text:p text:style-name="P5"/>
      <text:p text:style-name="P5"><text:span text:style-name="T3">=&gt; ufw allow 53/udp</text:span> [thats the dns thats why it <text:s/>udp]</text:p>
      <text:p text:style-name="P5"/>
      <text:p text:style-name="P6">if we want to enable ssh</text:p>
      <text:p text:style-name="P6">we can directly apply it in this command</text:p>
      <text:p text:style-name="P10"><text:soft-page-break/>=&gt;ufw allow ssh</text:p>
      <text:p text:style-name="P9"/>
      <text:p text:style-name="P6">it will allow the ssh </text:p>
      <text:p text:style-name="P6"/>
      <text:p text:style-name="P6">suppose we want to allow communication from another system of ip address of 192.168.0.22 and it will connect through the ssh and it can access other port too</text:p>
      <text:p text:style-name="P6"/>
      <text:p text:style-name="P6">command is</text:p>
      <text:p text:style-name="P10">=&gt;ufw allow from 192.168.0.22 to any port on port 22</text:p>
      <text:p text:style-name="P10"/>
      <text:p text:style-name="P6">if we want to deny the http port by firewall which is port 80 [https is 443]</text:p>
      <text:p text:style-name="P6"/>
      <text:p text:style-name="P6">then we can deny the acess using this command</text:p>
      <text:p text:style-name="P6"/>
      <text:p text:style-name="P6">=&gt;ufw deny 80</text:p>
      <text:p text:style-name="P6"/>
      <text:p text:style-name="P6"><text:soft-page-break/>after changing the firewall rules if we want to know which one is affected the command is</text:p>
      <text:p text:style-name="P6"/>
      <text:p text:style-name="P10">=&gt;ufw status numbered</text:p>
      <text:p text:style-name="P10"/>
      <text:p text:style-name="P6">it will show a list of the firewall that we make changes</text:p>
      <text:p text:style-name="P6"/>
      <text:p text:style-name="P3">FIREWALL <text:span text:style-name="T2">(firewalld)</text:span></text:p>
      <text:p text:style-name="P3"/>
      <text:p text:style-name="P6">likw the ubuntu system the redhat and the centos system also use a software based firewall which is firewalld</text:p>
      <text:p text:style-name="P6"/>
      <text:p text:style-name="P6">to see the state that are fierwall has we use this comamnd</text:p>
      <text:p text:style-name="P6"/>
      <text:p text:style-name="P10">=&gt;firewall-cmd –state</text:p>
      <text:p text:style-name="P6"/>
      <text:p text:style-name="P6"/>
      <text:p text:style-name="P8"><text:soft-page-break/>to start the firewall</text:p>
      <text:p text:style-name="P8"/>
      <text:p text:style-name="P8">=&gt;systemctl start firewalld</text:p>
      <text:p text:style-name="P8"/>
      <text:p text:style-name="P8">stop the firewall</text:p>
      <text:p text:style-name="P8"/>
      <text:p text:style-name="P8">=&gt;systemctl stop firewalld</text:p>
      <text:p text:style-name="P6"/>
      <text:p text:style-name="P6">it will show the firewall status</text:p>
      <text:p text:style-name="P6"/>
      <text:p text:style-name="P6"/>
      <text:p text:style-name="P7">in the centos/Red Hat based system there is a concept of zone <text:s/>like public zone work zone so if we want to make any port avilabe to everyone we can add it to the <text:s/>public zone.you can make any coustom zone and add different port with it then all the </text:p>
      <text:p text:style-name="P7"/>
      <text:p text:style-name="P7">to get the default zone</text:p>
      <text:p text:style-name="P7"/>
      <text:p text:style-name="P11">=&gt;firewall-cmd --get-zones</text:p>
      <text:p text:style-name="P7"><text:soft-page-break/></text:p>
      <text:p text:style-name="P7">This command will give you the default zone </text:p>
      <text:p text:style-name="P7"/>
      <text:p text:style-name="P7">in the standered zone the public zone is the only zone that is populated</text:p>
      <text:p text:style-name="P7"/>
      <text:p text:style-name="P7">to get al the default services this command is used</text:p>
      <text:p text:style-name="P7"/>
      <text:p text:style-name="P11">=&gt; firewall-cmd –get-services</text:p>
      <text:p text:style-name="P7"/>
      <text:p text:style-name="P7"/>
      <text:p text:style-name="P7">this will give you all the default services</text:p>
      <text:p text:style-name="P7">that is affected by the firewall </text:p>
      <text:p text:style-name="P7"/>
      <text:p text:style-name="P8">to add a services in a firewall</text:p>
      <text:p text:style-name="P7"/>
      <text:p text:style-name="P7"/>
      <text:p text:style-name="P8">to add a port <text:s/>parmanently</text:p>
      <text:p text:style-name="P8"/>
      <text:p text:style-name="P8"><text:soft-page-break/>=&gt;firewall-cmd –permanent –add-port=&lt;port&gt;/(tcp/udp)</text:p>
      <text:p text:style-name="P8"/>
      <text:p text:style-name="P8">for adding the ssh port which is 22 permanently</text:p>
      <text:p text:style-name="P8"/>
      <text:p text:style-name="P12">=&gt;firewall-cmd –permanent –add-port=22/tcp</text:p>
      <text:p text:style-name="P12"/>
      <text:p text:style-name="P8">to make this change in effect we must reload the firewall</text:p>
      <text:p text:style-name="P8"/>
      <text:p text:style-name="P12">=&gt;firewall-cmd –reload</text:p>
      <text:p text:style-name="P12"/>
      <text:p text:style-name="P8">to add a service in public or accessible for all the command is</text:p>
      <text:p text:style-name="P8"/>
      <text:p text:style-name="P12">=&gt;<text:span text:style-name="T5">firewall-cmd –zone=public –add-service=http</text:span></text:p>
      <text:p text:style-name="P12"/>
      <text:p text:style-name="P12"/>
      <text:p text:style-name="P13"><text:soft-page-break/>[firewall is used to stop service that is not needed to decrease the attack surfa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1T05:02:58.810590986</meta:creation-date>
    <dc:date>2019-12-01T05:50:44.651707577</dc:date>
    <meta:editing-duration>PT5M47S</meta:editing-duration>
    <meta:editing-cycles>3</meta:editing-cycles>
    <meta:generator>LibreOffice/6.3.3.2$Linux_X86_64 LibreOffice_project/a64200df03143b798afd1ec74a12ab50359878ed</meta:generator>
    <meta:document-statistic meta:table-count="0" meta:image-count="0" meta:object-count="0" meta:page-count="8" meta:paragraph-count="54" meta:word-count="515" meta:character-count="2824" meta:non-whitespace-character-count="2354"/>
  </office:meta>
</office:document-meta>
</file>